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130.14pt"/>
    </style:style>
    <style:style style:name="co3" style:family="table-column">
      <style:table-column-properties fo:break-before="auto" style:column-width="51.5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07.94pt"/>
    </style:style>
    <style:style style:name="co6" style:family="table-column">
      <style:table-column-properties fo:break-before="auto" style:column-width="123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84.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leaderboard">
      <style:table-properties table:display="true" style:writing-mode="lr-tb"/>
    </style:style>
    <style:style style:name="ta2" style:family="table" style:master-page-name="PageStyle_5f_submission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d7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d0a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2.49pt solid 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fo:background-color="#ffd7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fo:background-color="#ffd0a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fo:border-bottom="2.49pt solid #ff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fo:background-color="#ffd7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">
      <style:table-cell-properties fo:border-bottom="none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fo:border-bottom="none" fo:background-color="#ffd0a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">
      <style:table-cell-properties fo:border-bottom="2.49pt solid #ff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fo:border-bottom="none" fo:background-color="#ffd7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1">
      <style:table-cell-properties fo:background-color="#ffd7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fo:background-color="#c0c0c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fo:background-color="#ffd0a2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4043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40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ader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 calcext:value-type="string">
            <text:p>Week 1</text:p>
          </table:table-cell>
          <table:table-cell table:style-name="ce17" office:value-type="string" calcext:value-type="string">
            <text:p>Week 2</text:p>
          </table:table-cell>
          <table:table-cell table:style-name="ce17" office:value-type="string" calcext:value-type="string">
            <text:p>Week 3</text:p>
          </table:table-cell>
          <table:table-cell table:style-name="ce17" office:value-type="string" calcext:value-type="string">
            <text:p>Week 4</text:p>
          </table:table-cell>
          <table:table-cell table:style-name="ce17" office:value-type="string" calcext:value-type="string">
            <text:p>Week 5</text:p>
          </table:table-cell>
          <table:table-cell table:style-name="ce17" office:value-type="string" calcext:value-type="string">
            <text:p>Week 6</text:p>
          </table:table-cell>
          <table:table-cell table:style-name="ce17" office:value-type="string" calcext:value-type="string">
            <text:p>Week 7</text:p>
          </table:table-cell>
          <table:table-cell table:style-name="ce17" office:value-type="string" calcext:value-type="string">
            <text:p>Week 8</text:p>
          </table:table-cell>
          <table:table-cell table:style-name="ce17" office:value-type="string" calcext:value-type="string">
            <text:p>Week 9</text:p>
          </table:table-cell>
          <table:table-cell table:style-name="ce17" office:value-type="string" calcext:value-type="string">
            <text:p>Week 10</text:p>
          </table:table-cell>
          <table:table-cell table:style-name="ce17" office:value-type="string" calcext:value-type="string">
            <text:p>Week 11</text:p>
          </table:table-cell>
          <table:table-cell table:style-name="ce17" office:value-type="string" calcext:value-type="string">
            <text:p>Week 12</text:p>
          </table:table-cell>
          <table:table-cell table:number-columns-repeated="2"/>
          <table:table-cell table:style-name="ce26" office:value-type="string" calcext:value-type="string">
            <text:p>Leader of the week 1</text:p>
          </table:table-cell>
          <table:table-cell table:style-name="ce26" office:value-type="string" calcext:value-type="string">
            <text:p>Leader of the week 2</text:p>
          </table:table-cell>
          <table:table-cell table:number-columns-repeated="100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Novotný, Vít</text:p>
          </table:table-cell>
          <table:table-cell table:style-name="ce18" table:number-matrix-columns-spanned="1" table:number-matrix-rows-spanned="1" table:formula="of:=IFERROR(VLOOKUP([.C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D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E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F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G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H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I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J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K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L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M$2]&amp;[.$B3];sort([$submissions.$A$1:.$F$1048576];4;0;5;0;6;0);6;0))" office:value-type="string" office:string-value="" calcext:value-type="error">
            <text:p>Err:511</text:p>
          </table:table-cell>
          <table:table-cell table:style-name="ce25" table:number-matrix-columns-spanned="1" table:number-matrix-rows-spanned="1" table:formula="of:=IFERROR(VLOOKUP([.N$2]&amp;[.$B3];sort([$submissions.$A$1:.$F$1048576];4;0;5;0;6;0);6;0))" office:value-type="string" office:string-value="" calcext:value-type="error">
            <text:p>Err:511</text:p>
          </table:table-cell>
          <table:table-cell table:number-columns-repeated="2"/>
          <table:table-cell table:style-name="ce27" table:formula="of:=sortn([.$B$3:.$B$77];3;0;[.C3:.C77];FALSE())" office:value-type="string" office:string-value="" calcext:value-type="error">
            <text:p>#NAME?</text:p>
          </table:table-cell>
          <table:table-cell table:style-name="ce27" table:formula="of:=sortn([.$B$3:.$B$77];3;0;[.D3:.D77];FALSE())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Toufar, Martin</text:p>
          </table:table-cell>
          <table:table-cell table:style-name="ce19" table:number-matrix-columns-spanned="1" table:number-matrix-rows-spanned="1" table:formula="of:=IFERROR(VLOOKUP([.C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D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E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F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G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H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I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J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K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L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M$2]&amp;[.$B4];sort([$submissions.$A$1:.$F$1048576];4;0;5;0;6;0);6;0))" office:value-type="string" office:string-value="" calcext:value-type="error">
            <text:p>Err:511</text:p>
          </table:table-cell>
          <table:table-cell table:style-name="ce19" table:number-matrix-columns-spanned="1" table:number-matrix-rows-spanned="1" table:formula="of:=IFERROR(VLOOKUP([.N$2]&amp;[.$B4];sort([$submissions.$A$1:.$F$1048576];4;0;5;0;6;0);6;0))" office:value-type="string" office:string-value="" calcext:value-type="error">
            <text:p>Err:511</text:p>
          </table:table-cell>
          <table:table-cell table:number-columns-repeated="2"/>
          <table:table-cell table:style-name="ce28" office:value-type="string" calcext:value-type="string">
            <text:p>Toufar, Martin</text:p>
          </table:table-cell>
          <table:table-cell table:style-name="ce28" office:value-type="string" calcext:value-type="string">
            <text:p>Bíl, Tomáš</text:p>
          </table:table-cell>
          <table:table-cell table:number-columns-repeated="100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Nováková, Lucie</text:p>
          </table:table-cell>
          <table:table-cell table:style-name="ce20" table:number-matrix-columns-spanned="1" table:number-matrix-rows-spanned="1" table:formula="of:=IFERROR(VLOOKUP([.C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D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E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F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G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H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I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J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K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L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M$2]&amp;[.$B5];sort([$submissions.$A$1:.$F$1048576];4;0;5;0;6;0);6;0))" office:value-type="string" office:string-value="" calcext:value-type="error">
            <text:p>Err:511</text:p>
          </table:table-cell>
          <table:table-cell table:style-name="ce20" table:number-matrix-columns-spanned="1" table:number-matrix-rows-spanned="1" table:formula="of:=IFERROR(VLOOKUP([.N$2]&amp;[.$B5];sort([$submissions.$A$1:.$F$1048576];4;0;5;0;6;0);6;0))" office:value-type="string" office:string-value="" calcext:value-type="error">
            <text:p>Err:511</text:p>
          </table:table-cell>
          <table:table-cell table:number-columns-repeated="2"/>
          <table:table-cell table:style-name="ce29" office:value-type="string" calcext:value-type="string">
            <text:p>Nováková, Lucie</text:p>
          </table:table-cell>
          <table:table-cell table:style-name="ce29" office:value-type="string" calcext:value-type="string">
            <text:p>Kuikka, Toni</text:p>
          </table:table-cell>
          <table:table-cell table:number-columns-repeated="100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Kozlovský, Martin</text:p>
          </table:table-cell>
          <table:table-cell table:style-name="ce21" table:number-matrix-columns-spanned="1" table:number-matrix-rows-spanned="1" table:formula="of:=IFERROR(VLOOKUP([.C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Bíl, Tomáš</text:p>
          </table:table-cell>
          <table:table-cell table:style-name="ce21" table:number-matrix-columns-spanned="1" table:number-matrix-rows-spanned="1" table:formula="of:=IFERROR(VLOOKUP([.C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7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Kuikka, Toni</text:p>
          </table:table-cell>
          <table:table-cell table:style-name="ce21" table:number-matrix-columns-spanned="1" table:number-matrix-rows-spanned="1" table:formula="of:=IFERROR(VLOOKUP([.C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8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Bučík, Dominik František</text:p>
          </table:table-cell>
          <table:table-cell table:style-name="ce21" table:number-matrix-columns-spanned="1" table:number-matrix-rows-spanned="1" table:formula="of:=IFERROR(VLOOKUP([.C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9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Random, Pan</text:p>
          </table:table-cell>
          <table:table-cell table:number-columns-repeated="12" table:style-name="ce22" office:value-type="percentage" office:value="0.0092" calcext:value-type="percentage">
            <text:p>0.92%</text:p>
          </table:table-cell>
          <table:table-cell table:number-columns-repeated="1010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Štefánik, Michal</text:p>
          </table:table-cell>
          <table:table-cell table:style-name="ce21" table:number-matrix-columns-spanned="1" table:number-matrix-rows-spanned="1" table:formula="of:=IFERROR(VLOOKUP([.C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1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11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Zachar, Lev Martin</text:p>
          </table:table-cell>
          <table:table-cell table:style-name="ce21" table:number-matrix-columns-spanned="1" table:number-matrix-rows-spanned="1" table:formula="of:=IFERROR(VLOOKUP([.C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1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12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Šikyňa, Matúš</text:p>
          </table:table-cell>
          <table:table-cell table:style-name="ce21" table:number-matrix-columns-spanned="1" table:number-matrix-rows-spanned="1" table:formula="of:=IFERROR(VLOOKUP([.C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1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13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5" office:value-type="string" calcext:value-type="string">
            <text:p>Baňas, Martin</text:p>
          </table:table-cell>
          <table:table-cell table:style-name="ce23" table:number-matrix-columns-spanned="1" table:number-matrix-rows-spanned="1" table:formula="of:=IFERROR(VLOOKUP([.C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D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E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F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G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H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I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J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K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L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M$2]&amp;[.$B14];sort([$submissions.$A$1:.$F$1048576];4;0;5;0;6;0);6;0))" office:value-type="string" office:string-value="" calcext:value-type="error">
            <text:p>Err:511</text:p>
          </table:table-cell>
          <table:table-cell table:style-name="ce23" table:number-matrix-columns-spanned="1" table:number-matrix-rows-spanned="1" table:formula="of:=IFERROR(VLOOKUP([.N$2]&amp;[.$B14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6" office:value-type="string" calcext:value-type="string">
            <text:p>Blázy, Tomáš</text:p>
          </table:table-cell>
          <table:table-cell table:style-name="ce22" table:number-matrix-columns-spanned="1" table:number-matrix-rows-spanned="1" table:formula="of:=IFERROR(VLOOKUP([.C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D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E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F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G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H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I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J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K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L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M$2]&amp;[.$B15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N$2]&amp;[.$B15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1" office:value-type="string" calcext:value-type="string">
            <text:p>Bezek, Šimon</text:p>
          </table:table-cell>
          <table:table-cell table:style-name="ce22" table:number-matrix-columns-spanned="1" table:number-matrix-rows-spanned="1" table:formula="of:=IFERROR(VLOOKUP([.C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D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E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F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G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H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I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J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K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L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M$2]&amp;[.$B16];sort([$submissions.$A$1:.$F$1048576];4;0;5;0;6;0);6;0))" office:value-type="string" office:string-value="" calcext:value-type="error">
            <text:p>Err:511</text:p>
          </table:table-cell>
          <table:table-cell table:style-name="ce22" table:number-matrix-columns-spanned="1" table:number-matrix-rows-spanned="1" table:formula="of:=IFERROR(VLOOKUP([.N$2]&amp;[.$B16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1" office:value-type="string" calcext:value-type="string">
            <text:p>Černaj, Erich</text:p>
          </table:table-cell>
          <table:table-cell table:style-name="ce21" table:number-matrix-columns-spanned="1" table:number-matrix-rows-spanned="1" table:formula="of:=IFERROR(VLOOKUP([.C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1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17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1" office:value-type="string" calcext:value-type="string">
            <text:p>Ďuriš, Roman</text:p>
          </table:table-cell>
          <table:table-cell table:style-name="ce21" table:number-matrix-columns-spanned="1" table:number-matrix-rows-spanned="1" table:formula="of:=IFERROR(VLOOKUP([.C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1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18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1" office:value-type="string" calcext:value-type="string">
            <text:p>Hájek, Adam</text:p>
          </table:table-cell>
          <table:table-cell table:style-name="ce21" table:number-matrix-columns-spanned="1" table:number-matrix-rows-spanned="1" table:formula="of:=IFERROR(VLOOKUP([.C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1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19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1" office:value-type="string" calcext:value-type="string">
            <text:p>Barilla, Marco</text:p>
          </table:table-cell>
          <table:table-cell table:style-name="ce21" table:number-matrix-columns-spanned="1" table:number-matrix-rows-spanned="1" table:formula="of:=IFERROR(VLOOKUP([.C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0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1" office:value-type="string" calcext:value-type="string">
            <text:p>Bažík, Martin</text:p>
          </table:table-cell>
          <table:table-cell table:style-name="ce21" table:number-matrix-columns-spanned="1" table:number-matrix-rows-spanned="1" table:formula="of:=IFERROR(VLOOKUP([.C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1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Bodnár, Adam</text:p>
          </table:table-cell>
          <table:table-cell table:style-name="ce21" table:number-matrix-columns-spanned="1" table:number-matrix-rows-spanned="1" table:formula="of:=IFERROR(VLOOKUP([.C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2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1" office:value-type="string" calcext:value-type="string">
            <text:p>Brlej, Šimon</text:p>
          </table:table-cell>
          <table:table-cell table:style-name="ce21" table:number-matrix-columns-spanned="1" table:number-matrix-rows-spanned="1" table:formula="of:=IFERROR(VLOOKUP([.C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3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11" office:value-type="string" calcext:value-type="string">
            <text:p>Casares Rodriguez, Irene</text:p>
          </table:table-cell>
          <table:table-cell table:style-name="ce21" table:number-matrix-columns-spanned="1" table:number-matrix-rows-spanned="1" table:formula="of:=IFERROR(VLOOKUP([.C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4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1" office:value-type="string" calcext:value-type="string">
            <text:p>Čapek, Nicholas</text:p>
          </table:table-cell>
          <table:table-cell table:style-name="ce21" table:number-matrix-columns-spanned="1" table:number-matrix-rows-spanned="1" table:formula="of:=IFERROR(VLOOKUP([.C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5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1" office:value-type="string" calcext:value-type="string">
            <text:p>Červeňanský, Michal</text:p>
          </table:table-cell>
          <table:table-cell table:style-name="ce21" table:number-matrix-columns-spanned="1" table:number-matrix-rows-spanned="1" table:formula="of:=IFERROR(VLOOKUP([.C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6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1" office:value-type="string" calcext:value-type="string">
            <text:p>Demčák, Ján</text:p>
          </table:table-cell>
          <table:table-cell table:style-name="ce21" table:number-matrix-columns-spanned="1" table:number-matrix-rows-spanned="1" table:formula="of:=IFERROR(VLOOKUP([.C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7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1" office:value-type="string" calcext:value-type="string">
            <text:p>Doktor, Radoslav</text:p>
          </table:table-cell>
          <table:table-cell table:style-name="ce21" table:number-matrix-columns-spanned="1" table:number-matrix-rows-spanned="1" table:formula="of:=IFERROR(VLOOKUP([.C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8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11" office:value-type="string" calcext:value-type="string">
            <text:p>Ďurčeková, Zuzana</text:p>
          </table:table-cell>
          <table:table-cell table:style-name="ce21" table:number-matrix-columns-spanned="1" table:number-matrix-rows-spanned="1" table:formula="of:=IFERROR(VLOOKUP([.C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2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29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1" office:value-type="string" calcext:value-type="string">
            <text:p>Faragulová, Zdena</text:p>
          </table:table-cell>
          <table:table-cell table:style-name="ce21" table:number-matrix-columns-spanned="1" table:number-matrix-rows-spanned="1" table:formula="of:=IFERROR(VLOOKUP([.C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0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1" office:value-type="string" calcext:value-type="string">
            <text:p>Galanová, Miriam</text:p>
          </table:table-cell>
          <table:table-cell table:style-name="ce21" table:number-matrix-columns-spanned="1" table:number-matrix-rows-spanned="1" table:formula="of:=IFERROR(VLOOKUP([.C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1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11" office:value-type="string" calcext:value-type="string">
            <text:p>Gargalovič, Martin</text:p>
          </table:table-cell>
          <table:table-cell table:style-name="ce21" table:number-matrix-columns-spanned="1" table:number-matrix-rows-spanned="1" table:formula="of:=IFERROR(VLOOKUP([.C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2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11" office:value-type="string" calcext:value-type="string">
            <text:p>Grygar, Adam</text:p>
          </table:table-cell>
          <table:table-cell table:style-name="ce21" table:number-matrix-columns-spanned="1" table:number-matrix-rows-spanned="1" table:formula="of:=IFERROR(VLOOKUP([.C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3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1" office:value-type="string" calcext:value-type="string">
            <text:p>Hala, Michal</text:p>
          </table:table-cell>
          <table:table-cell table:style-name="ce21" table:number-matrix-columns-spanned="1" table:number-matrix-rows-spanned="1" table:formula="of:=IFERROR(VLOOKUP([.C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4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11" office:value-type="string" calcext:value-type="string">
            <text:p>Hruška, Jakub</text:p>
          </table:table-cell>
          <table:table-cell table:style-name="ce21" table:number-matrix-columns-spanned="1" table:number-matrix-rows-spanned="1" table:formula="of:=IFERROR(VLOOKUP([.C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5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11" office:value-type="string" calcext:value-type="string">
            <text:p>Charvát, Daniel</text:p>
          </table:table-cell>
          <table:table-cell table:style-name="ce21" table:number-matrix-columns-spanned="1" table:number-matrix-rows-spanned="1" table:formula="of:=IFERROR(VLOOKUP([.C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6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11" office:value-type="string" calcext:value-type="string">
            <text:p>Chmelařová, Gabriela</text:p>
          </table:table-cell>
          <table:table-cell table:style-name="ce21" table:number-matrix-columns-spanned="1" table:number-matrix-rows-spanned="1" table:formula="of:=IFERROR(VLOOKUP([.C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7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11" office:value-type="string" calcext:value-type="string">
            <text:p>Kadlec, Petr</text:p>
          </table:table-cell>
          <table:table-cell table:style-name="ce21" table:number-matrix-columns-spanned="1" table:number-matrix-rows-spanned="1" table:formula="of:=IFERROR(VLOOKUP([.C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8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11" office:value-type="string" calcext:value-type="string">
            <text:p>Kaňa, Vojtěch</text:p>
          </table:table-cell>
          <table:table-cell table:style-name="ce21" table:number-matrix-columns-spanned="1" table:number-matrix-rows-spanned="1" table:formula="of:=IFERROR(VLOOKUP([.C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3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39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11" office:value-type="string" calcext:value-type="string">
            <text:p>Kaplenko, Mykola</text:p>
          </table:table-cell>
          <table:table-cell table:style-name="ce21" table:number-matrix-columns-spanned="1" table:number-matrix-rows-spanned="1" table:formula="of:=IFERROR(VLOOKUP([.C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0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11" office:value-type="string" calcext:value-type="string">
            <text:p>Klang, Metoděj</text:p>
          </table:table-cell>
          <table:table-cell table:style-name="ce21" table:number-matrix-columns-spanned="1" table:number-matrix-rows-spanned="1" table:formula="of:=IFERROR(VLOOKUP([.C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1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11" office:value-type="string" calcext:value-type="string">
            <text:p>Klos, Jan</text:p>
          </table:table-cell>
          <table:table-cell table:style-name="ce21" table:number-matrix-columns-spanned="1" table:number-matrix-rows-spanned="1" table:formula="of:=IFERROR(VLOOKUP([.C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2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11" office:value-type="string" calcext:value-type="string">
            <text:p>Knor, Jan</text:p>
          </table:table-cell>
          <table:table-cell table:style-name="ce21" table:number-matrix-columns-spanned="1" table:number-matrix-rows-spanned="1" table:formula="of:=IFERROR(VLOOKUP([.C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3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11" office:value-type="string" calcext:value-type="string">
            <text:p>Kolcún, Róbert</text:p>
          </table:table-cell>
          <table:table-cell table:style-name="ce21" table:number-matrix-columns-spanned="1" table:number-matrix-rows-spanned="1" table:formula="of:=IFERROR(VLOOKUP([.C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4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11" office:value-type="string" calcext:value-type="string">
            <text:p>Korobka, Yaroslav</text:p>
          </table:table-cell>
          <table:table-cell table:style-name="ce21" table:number-matrix-columns-spanned="1" table:number-matrix-rows-spanned="1" table:formula="of:=IFERROR(VLOOKUP([.C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5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11" office:value-type="string" calcext:value-type="string">
            <text:p>Krutý, Tomáš</text:p>
          </table:table-cell>
          <table:table-cell table:style-name="ce21" table:number-matrix-columns-spanned="1" table:number-matrix-rows-spanned="1" table:formula="of:=IFERROR(VLOOKUP([.C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6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11" office:value-type="string" calcext:value-type="string">
            <text:p>Kušnír, Ján</text:p>
          </table:table-cell>
          <table:table-cell table:style-name="ce21" table:number-matrix-columns-spanned="1" table:number-matrix-rows-spanned="1" table:formula="of:=IFERROR(VLOOKUP([.C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7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11" office:value-type="string" calcext:value-type="string">
            <text:p>Lacko, Tomáš</text:p>
          </table:table-cell>
          <table:table-cell table:style-name="ce21" table:number-matrix-columns-spanned="1" table:number-matrix-rows-spanned="1" table:formula="of:=IFERROR(VLOOKUP([.C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8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11" office:value-type="string" calcext:value-type="string">
            <text:p>Letovanec, Lukáš</text:p>
          </table:table-cell>
          <table:table-cell table:style-name="ce21" table:number-matrix-columns-spanned="1" table:number-matrix-rows-spanned="1" table:formula="of:=IFERROR(VLOOKUP([.C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4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49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11" office:value-type="string" calcext:value-type="string">
            <text:p>Luc, Ronald</text:p>
          </table:table-cell>
          <table:table-cell table:style-name="ce21" table:number-matrix-columns-spanned="1" table:number-matrix-rows-spanned="1" table:formula="of:=IFERROR(VLOOKUP([.C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0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11" office:value-type="string" calcext:value-type="string">
            <text:p>Macko, Dominik</text:p>
          </table:table-cell>
          <table:table-cell table:style-name="ce21" table:number-matrix-columns-spanned="1" table:number-matrix-rows-spanned="1" table:formula="of:=IFERROR(VLOOKUP([.C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1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Macko, Samuel</text:p>
          </table:table-cell>
          <table:table-cell table:style-name="ce21" table:number-matrix-columns-spanned="1" table:number-matrix-rows-spanned="1" table:formula="of:=IFERROR(VLOOKUP([.C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2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11" office:value-type="string" calcext:value-type="string">
            <text:p>Malák, Kristián</text:p>
          </table:table-cell>
          <table:table-cell table:style-name="ce21" table:number-matrix-columns-spanned="1" table:number-matrix-rows-spanned="1" table:formula="of:=IFERROR(VLOOKUP([.C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3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11" office:value-type="string" calcext:value-type="string">
            <text:p>Martinek, Vlastimil</text:p>
          </table:table-cell>
          <table:table-cell table:style-name="ce21" table:number-matrix-columns-spanned="1" table:number-matrix-rows-spanned="1" table:formula="of:=IFERROR(VLOOKUP([.C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4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11" office:value-type="string" calcext:value-type="string">
            <text:p>Meško, Matej</text:p>
          </table:table-cell>
          <table:table-cell table:style-name="ce21" table:number-matrix-columns-spanned="1" table:number-matrix-rows-spanned="1" table:formula="of:=IFERROR(VLOOKUP([.C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5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11" office:value-type="string" calcext:value-type="string">
            <text:p>Míšová, Miroslava</text:p>
          </table:table-cell>
          <table:table-cell table:style-name="ce21" table:number-matrix-columns-spanned="1" table:number-matrix-rows-spanned="1" table:formula="of:=IFERROR(VLOOKUP([.C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6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11" office:value-type="string" calcext:value-type="string">
            <text:p>Němcová, Kristýna</text:p>
          </table:table-cell>
          <table:table-cell table:style-name="ce21" table:number-matrix-columns-spanned="1" table:number-matrix-rows-spanned="1" table:formula="of:=IFERROR(VLOOKUP([.C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7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11" office:value-type="string" calcext:value-type="string">
            <text:p>Nguyen, Son Hoang</text:p>
          </table:table-cell>
          <table:table-cell table:style-name="ce21" table:number-matrix-columns-spanned="1" table:number-matrix-rows-spanned="1" table:formula="of:=IFERROR(VLOOKUP([.C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8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11" office:value-type="string" calcext:value-type="string">
            <text:p>Popeláš, Ján</text:p>
          </table:table-cell>
          <table:table-cell table:style-name="ce21" table:number-matrix-columns-spanned="1" table:number-matrix-rows-spanned="1" table:formula="of:=IFERROR(VLOOKUP([.C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5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59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11" office:value-type="string" calcext:value-type="string">
            <text:p>Psota, Tomáš</text:p>
          </table:table-cell>
          <table:table-cell table:style-name="ce21" table:number-matrix-columns-spanned="1" table:number-matrix-rows-spanned="1" table:formula="of:=IFERROR(VLOOKUP([.C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0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11" office:value-type="string" calcext:value-type="string">
            <text:p>Randák, Michal</text:p>
          </table:table-cell>
          <table:table-cell table:style-name="ce21" table:number-matrix-columns-spanned="1" table:number-matrix-rows-spanned="1" table:formula="of:=IFERROR(VLOOKUP([.C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1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11" office:value-type="string" calcext:value-type="string">
            <text:p>Rybárová, Dominika</text:p>
          </table:table-cell>
          <table:table-cell table:style-name="ce21" table:number-matrix-columns-spanned="1" table:number-matrix-rows-spanned="1" table:formula="of:=IFERROR(VLOOKUP([.C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2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11" office:value-type="string" calcext:value-type="string">
            <text:p>Ryšavý, Jakub</text:p>
          </table:table-cell>
          <table:table-cell table:style-name="ce21" table:number-matrix-columns-spanned="1" table:number-matrix-rows-spanned="1" table:formula="of:=IFERROR(VLOOKUP([.C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3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11" office:value-type="string" calcext:value-type="string">
            <text:p>Salášek, Michal</text:p>
          </table:table-cell>
          <table:table-cell table:style-name="ce21" table:number-matrix-columns-spanned="1" table:number-matrix-rows-spanned="1" table:formula="of:=IFERROR(VLOOKUP([.C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4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11" office:value-type="string" calcext:value-type="string">
            <text:p>Setnický, Radoslav</text:p>
          </table:table-cell>
          <table:table-cell table:style-name="ce21" table:number-matrix-columns-spanned="1" table:number-matrix-rows-spanned="1" table:formula="of:=IFERROR(VLOOKUP([.C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5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11" office:value-type="string" calcext:value-type="string">
            <text:p>Slanináková, Terézia</text:p>
          </table:table-cell>
          <table:table-cell table:style-name="ce21" table:number-matrix-columns-spanned="1" table:number-matrix-rows-spanned="1" table:formula="of:=IFERROR(VLOOKUP([.C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6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11" office:value-type="string" calcext:value-type="string">
            <text:p>Starý, Michal</text:p>
          </table:table-cell>
          <table:table-cell table:style-name="ce21" table:number-matrix-columns-spanned="1" table:number-matrix-rows-spanned="1" table:formula="of:=IFERROR(VLOOKUP([.C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7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7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11" office:value-type="string" calcext:value-type="string">
            <text:p>Šimuni, Jakub</text:p>
          </table:table-cell>
          <table:table-cell table:style-name="ce21" table:number-matrix-columns-spanned="1" table:number-matrix-rows-spanned="1" table:formula="of:=IFERROR(VLOOKUP([.C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8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8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11" office:value-type="string" calcext:value-type="string">
            <text:p>Švecová, Katarína</text:p>
          </table:table-cell>
          <table:table-cell table:style-name="ce21" table:number-matrix-columns-spanned="1" table:number-matrix-rows-spanned="1" table:formula="of:=IFERROR(VLOOKUP([.C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69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69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11" office:value-type="string" calcext:value-type="string">
            <text:p>Toman, Samuel</text:p>
          </table:table-cell>
          <table:table-cell table:style-name="ce21" table:number-matrix-columns-spanned="1" table:number-matrix-rows-spanned="1" table:formula="of:=IFERROR(VLOOKUP([.C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70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70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11" office:value-type="string" calcext:value-type="string">
            <text:p>Tran, Hai Duong</text:p>
          </table:table-cell>
          <table:table-cell table:style-name="ce21" table:number-matrix-columns-spanned="1" table:number-matrix-rows-spanned="1" table:formula="of:=IFERROR(VLOOKUP([.C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71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71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11" office:value-type="string" calcext:value-type="string">
            <text:p>Tuchyňa, Dominik</text:p>
          </table:table-cell>
          <table:table-cell table:style-name="ce21" table:number-matrix-columns-spanned="1" table:number-matrix-rows-spanned="1" table:formula="of:=IFERROR(VLOOKUP([.C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72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72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11" office:value-type="string" calcext:value-type="string">
            <text:p>Válent, Oskár Adam</text:p>
          </table:table-cell>
          <table:table-cell table:style-name="ce21" table:number-matrix-columns-spanned="1" table:number-matrix-rows-spanned="1" table:formula="of:=IFERROR(VLOOKUP([.C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73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73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11" office:value-type="string" calcext:value-type="string">
            <text:p>Zanatta, Filippo</text:p>
          </table:table-cell>
          <table:table-cell table:style-name="ce21" table:number-matrix-columns-spanned="1" table:number-matrix-rows-spanned="1" table:formula="of:=IFERROR(VLOOKUP([.C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74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74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11" office:value-type="string" calcext:value-type="string">
            <text:p>Zelina, Petr</text:p>
          </table:table-cell>
          <table:table-cell table:style-name="ce21" table:number-matrix-columns-spanned="1" table:number-matrix-rows-spanned="1" table:formula="of:=IFERROR(VLOOKUP([.C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75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75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11" office:value-type="string" calcext:value-type="string">
            <text:p>Zeman, Ondrej</text:p>
          </table:table-cell>
          <table:table-cell table:style-name="ce21" table:number-matrix-columns-spanned="1" table:number-matrix-rows-spanned="1" table:formula="of:=IFERROR(VLOOKUP([.C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D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E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F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G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H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I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J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K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L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M$2]&amp;[.$B76];sort([$submissions.$A$1:.$F$1048576];4;0;5;0;6;0);6;0))" office:value-type="string" office:string-value="" calcext:value-type="error">
            <text:p>Err:511</text:p>
          </table:table-cell>
          <table:table-cell table:style-name="ce21" table:number-matrix-columns-spanned="1" table:number-matrix-rows-spanned="1" table:formula="of:=IFERROR(VLOOKUP([.N$2]&amp;[.$B76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11" office:value-type="string" calcext:value-type="string">
            <text:p>Ziková, Jana</text:p>
          </table:table-cell>
          <table:table-cell table:style-name="ce24" table:number-matrix-columns-spanned="1" table:number-matrix-rows-spanned="1" table:formula="of:=IFERROR(VLOOKUP([.C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D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E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F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G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H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I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J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K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L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M$2]&amp;[.$B77];sort([$submissions.$A$1:.$F$1048576];4;0;5;0;6;0);6;0))" office:value-type="string" office:string-value="" calcext:value-type="error">
            <text:p>Err:511</text:p>
          </table:table-cell>
          <table:table-cell table:style-name="ce24" table:number-matrix-columns-spanned="1" table:number-matrix-rows-spanned="1" table:formula="of:=IFERROR(VLOOKUP([.N$2]&amp;[.$B77];sort([$submissions.$A$1:.$F$1048576];4;0;5;0;6;0);6;0)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x</text:p>
          </table:table-cell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missions" table:style-name="ta2"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8" table:default-cell-style-name="Default"/>
        <table:table-row table:style-name="ro2">
          <table:table-cell table:style-name="ce30" table:formula="of:=concat([.D1];[.E1])" office:value-type="string" office:string-value="" calcext:value-type="error">
            <text:p>#NAME?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8.02.2020 19:53:17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Novotný, Vít</text:p>
          </table:table-cell>
          <table:table-cell table:style-name="ce33" office:value-type="float" office:value="0.3696" calcext:value-type="float">
            <text:p>0.3696</text:p>
          </table:table-cell>
          <table:table-cell table:style-name="ce34"/>
          <table:table-cell table:number-columns-repeated="1017"/>
        </table:table-row>
        <table:table-row table:style-name="ro2">
          <table:table-cell table:style-name="ce30" table:formula="of:=concat([.D2];[.E2])" office:value-type="string" office:string-value="" calcext:value-type="error">
            <text:p>#NAME?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9.02.2020 14:32:36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3];[.E3])" office:value-type="string" office:string-value="" calcext:value-type="error">
            <text:p>#NAME?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9.02.2020 15:15:58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4];[.E4])" office:value-type="string" office:string-value="" calcext:value-type="error">
            <text:p>#NAME?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9.02.2020 15:16:11</text:p>
          </table:table-cell>
          <table:table-cell table:style-name="ce7" office:value-type="string" calcext:value-type="string">
            <text:p>Week 1</text:p>
          </table:table-cell>
          <table:table-cell table:style-name="ce32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5];[.E5])" office:value-type="string" office:string-value="" calcext:value-type="error">
            <text:p>#NAME?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9.02.2020 15:17:12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2">
          <table:table-cell table:style-name="ce30" table:formula="of:=concat([.D6];[.E6])" office:value-type="string" office:string-value="" calcext:value-type="error">
            <text:p>#NAME?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19.02.2020 15:20:23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7];[.E7])" office:value-type="string" office:string-value="" calcext:value-type="error">
            <text:p>#NAME?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19.02.2020 15:20:31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8];[.E8])" office:value-type="string" office:string-value="" calcext:value-type="error">
            <text:p>#NAME?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19.02.2020 15:22:59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9];[.E9])" office:value-type="string" office:string-value="" calcext:value-type="error">
            <text:p>#NAME?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19.02.2020 15:25:03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Štefánik, Michal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2">
          <table:table-cell table:style-name="ce30" table:formula="of:=concat([.D10];[.E10])" office:value-type="string" office:string-value="" calcext:value-type="error">
            <text:p>#NAME?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19.02.2020 15:28:50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11];[.E11])" office:value-type="string" office:string-value="" calcext:value-type="error">
            <text:p>#NAME?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9.02.2020 15:29:02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117725488609909" calcext:value-type="float">
            <text:p>0.011772548860991</text:p>
          </table:table-cell>
          <table:table-cell table:number-columns-repeated="1018"/>
        </table:table-row>
        <table:table-row table:style-name="ro2">
          <table:table-cell table:style-name="ce30" table:formula="of:=concat([.D12];[.E12])" office:value-type="string" office:string-value="" calcext:value-type="error">
            <text:p>#NAME?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19.02.2020 16:09:33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13];[.E13])" office:value-type="string" office:string-value="" calcext:value-type="error">
            <text:p>#NAME?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19.02.2020 17:25:58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14];[.E14])" office:value-type="string" office:string-value="" calcext:value-type="error">
            <text:p>#NAME?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19.02.2020 17:26:48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15];[.E15])" office:value-type="string" office:string-value="" calcext:value-type="error">
            <text:p>#NAME?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19.02.2020 17:26:53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16];[.E16])" office:value-type="string" office:string-value="" calcext:value-type="error">
            <text:p>#NAME?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19.02.2020 17:27:22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Zachar, Lev Marti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17];[.E17])" office:value-type="string" office:string-value="" calcext:value-type="error">
            <text:p>#NAME?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20.02.2020 09:57:45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18];[.E18])" office:value-type="string" office:string-value="" calcext:value-type="error">
            <text:p>#NAME?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20.02.2020 09:57:49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19];[.E19])" office:value-type="string" office:string-value="" calcext:value-type="error">
            <text:p>#NAME?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20.02.2020 09:57:52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Random, Pan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20];[.E20])" office:value-type="string" office:string-value="" calcext:value-type="error">
            <text:p>#NAME?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20.02.2020 09:21:48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Toufar, Martin</text:p>
          </table:table-cell>
          <table:table-cell table:style-name="ce7" office:value-type="float" office:value="0.189375486318731" calcext:value-type="float">
            <text:p>0.189375486318731</text:p>
          </table:table-cell>
          <table:table-cell table:number-columns-repeated="1018"/>
        </table:table-row>
        <table:table-row table:style-name="ro2">
          <table:table-cell table:style-name="ce30" table:formula="of:=concat([.D21];[.E21])" office:value-type="string" office:string-value="" calcext:value-type="error">
            <text:p>#NAME?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20.02.2020 13:03:07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Toufar, Martin</text:p>
          </table:table-cell>
          <table:table-cell table:style-name="ce7" office:value-type="float" office:value="0.189721101588497" calcext:value-type="float">
            <text:p>0.189721101588497</text:p>
          </table:table-cell>
          <table:table-cell table:number-columns-repeated="1018"/>
        </table:table-row>
        <table:table-row table:style-name="ro2">
          <table:table-cell table:style-name="ce30" table:formula="of:=concat([.D22];[.E22])" office:value-type="string" office:string-value="" calcext:value-type="error">
            <text:p>#NAME?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20.02.2020 13:41:47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Bíl, Tomáš</text:p>
          </table:table-cell>
          <table:table-cell table:style-name="ce7" office:value-type="float" office:value="0.00524586957763703" calcext:value-type="float">
            <text:p>0.005245869577637</text:p>
          </table:table-cell>
          <table:table-cell table:number-columns-repeated="1018"/>
        </table:table-row>
        <table:table-row table:style-name="ro2">
          <table:table-cell table:style-name="ce30" table:formula="of:=concat([.D23];[.E23])" office:value-type="string" office:string-value="" calcext:value-type="error">
            <text:p>#NAME?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20.02.2020 21:40:08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Bučík, Dominik František</text:p>
          </table:table-cell>
          <table:table-cell table:style-name="ce7" office:value-type="float" office:value="0.0204946934054177" calcext:value-type="float">
            <text:p>0.020494693405418</text:p>
          </table:table-cell>
          <table:table-cell table:number-columns-repeated="1018"/>
        </table:table-row>
        <table:table-row table:style-name="ro2">
          <table:table-cell table:style-name="ce30" table:formula="of:=concat([.D24];[.E24])" office:value-type="string" office:string-value="" calcext:value-type="error">
            <text:p>#NAME?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21.02.2020 19:49:55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Toufar, Martin</text:p>
          </table:table-cell>
          <table:table-cell table:style-name="ce7" office:value-type="float" office:value="0.192543005130529" calcext:value-type="float">
            <text:p>0.192543005130529</text:p>
          </table:table-cell>
          <table:table-cell table:number-columns-repeated="1018"/>
        </table:table-row>
        <table:table-row table:style-name="ro2">
          <table:table-cell table:style-name="ce30" table:formula="of:=concat([.D25];[.E25])" office:value-type="string" office:string-value="" calcext:value-type="error">
            <text:p>#NAME?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21.02.2020 20:12:02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Bíl, Tomáš</text:p>
          </table:table-cell>
          <table:table-cell table:style-name="ce7" office:value-type="float" office:value="0.0723465400074926" calcext:value-type="float">
            <text:p>0.072346540007493</text:p>
          </table:table-cell>
          <table:table-cell table:number-columns-repeated="1018"/>
        </table:table-row>
        <table:table-row table:style-name="ro2">
          <table:table-cell table:style-name="ce30" table:formula="of:=concat([.D26];[.E26])" office:value-type="string" office:string-value="" calcext:value-type="error">
            <text:p>#NAME?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21.02.2020 20:13:11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Bíl, Tomáš</text:p>
          </table:table-cell>
          <table:table-cell table:style-name="ce7" office:value-type="float" office:value="0.0749080472840824" calcext:value-type="float">
            <text:p>0.074908047284082</text:p>
          </table:table-cell>
          <table:table-cell table:number-columns-repeated="1018"/>
        </table:table-row>
        <table:table-row table:style-name="ro2">
          <table:table-cell table:style-name="ce30" table:formula="of:=concat([.D27];[.E27])" office:value-type="string" office:string-value="" calcext:value-type="error">
            <text:p>#NAME?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21.02.2020 20:52:30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Kozlovský, Martin</text:p>
          </table:table-cell>
          <table:table-cell table:style-name="ce7" office:value-type="float" office:value="0.0761450031111234" calcext:value-type="float">
            <text:p>0.076145003111124</text:p>
          </table:table-cell>
          <table:table-cell table:number-columns-repeated="1018"/>
        </table:table-row>
        <table:table-row table:style-name="ro2">
          <table:table-cell table:style-name="ce30" table:formula="of:=concat([.D28];[.E28])" office:value-type="string" office:string-value="" calcext:value-type="error">
            <text:p>#NAME?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21.02.2020 20:57:20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Kozlovský, Martin</text:p>
          </table:table-cell>
          <table:table-cell table:style-name="ce7" office:value-type="float" office:value="0.0761450031111234" calcext:value-type="float">
            <text:p>0.076145003111124</text:p>
          </table:table-cell>
          <table:table-cell table:number-columns-repeated="1018"/>
        </table:table-row>
        <table:table-row table:style-name="ro2">
          <table:table-cell table:style-name="ce30" table:formula="of:=concat([.D29];[.E29])" office:value-type="string" office:string-value="" calcext:value-type="error">
            <text:p>#NAME?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21.02.2020 21:03:41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Kozlovský, Martin</text:p>
          </table:table-cell>
          <table:table-cell table:style-name="ce7" office:value-type="float" office:value="0.035067957300806" calcext:value-type="float">
            <text:p>0.035067957300806</text:p>
          </table:table-cell>
          <table:table-cell table:number-columns-repeated="1018"/>
        </table:table-row>
        <table:table-row table:style-name="ro2">
          <table:table-cell table:style-name="ce30" table:formula="of:=concat([.D30];[.E30])" office:value-type="string" office:string-value="" calcext:value-type="error">
            <text:p>#NAME?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21.02.2020 21:09:26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Kozlovský, Martin</text:p>
          </table:table-cell>
          <table:table-cell table:style-name="ce7" office:value-type="float" office:value="0.0993729812966206" calcext:value-type="float">
            <text:p>0.099372981296621</text:p>
          </table:table-cell>
          <table:table-cell table:number-columns-repeated="1018"/>
        </table:table-row>
        <table:table-row table:style-name="ro2">
          <table:table-cell table:style-name="ce30" table:formula="of:=concat([.D31];[.E31])" office:value-type="string" office:string-value="" calcext:value-type="error">
            <text:p>#NAME?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22.02.2020 00:47:02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Toufar, Martin</text:p>
          </table:table-cell>
          <table:table-cell table:style-name="ce7" office:value-type="float" office:value="0.23706928824498" calcext:value-type="float">
            <text:p>0.23706928824498</text:p>
          </table:table-cell>
          <table:table-cell table:number-columns-repeated="1018"/>
        </table:table-row>
        <table:table-row table:style-name="ro2">
          <table:table-cell table:style-name="ce30" table:formula="of:=concat([.D32];[.E32])" office:value-type="string" office:string-value="" calcext:value-type="error">
            <text:p>#NAME?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22.02.2020 15:34:58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Šikyňa, Matúš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33];[.E33])" office:value-type="string" office:string-value="" calcext:value-type="error">
            <text:p>#NAME?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3.02.2020 17:19:36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Nováková, Lucie</text:p>
          </table:table-cell>
          <table:table-cell table:style-name="ce7" office:value-type="float" office:value="0.00941571934267808" calcext:value-type="float">
            <text:p>0.009415719342678</text:p>
          </table:table-cell>
          <table:table-cell table:number-columns-repeated="1018"/>
        </table:table-row>
        <table:table-row table:style-name="ro2">
          <table:table-cell table:style-name="ce30" table:formula="of:=concat([.D34];[.E34])" office:value-type="string" office:string-value="" calcext:value-type="error">
            <text:p>#NAME?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23.02.2020 22:08:37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Nováková, Lucie</text:p>
          </table:table-cell>
          <table:table-cell table:style-name="ce7" office:value-type="float" office:value="0.20350675978868" calcext:value-type="float">
            <text:p>0.20350675978868</text:p>
          </table:table-cell>
          <table:table-cell table:number-columns-repeated="1018"/>
        </table:table-row>
        <table:table-row table:style-name="ro2">
          <table:table-cell table:style-name="ce30" table:formula="of:=concat([.D35];[.E35])" office:value-type="string" office:string-value="" calcext:value-type="error">
            <text:p>#NAME?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23.02.2020 22:14:14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Nováková, Lucie</text:p>
          </table:table-cell>
          <table:table-cell table:style-name="ce7" office:value-type="float" office:value="0.19322192192946" calcext:value-type="float">
            <text:p>0.19322192192946</text:p>
          </table:table-cell>
          <table:table-cell table:number-columns-repeated="1018"/>
        </table:table-row>
        <table:table-row table:style-name="ro2">
          <table:table-cell table:style-name="ce30" table:formula="of:=concat([.D36];[.E36])" office:value-type="string" office:string-value="" calcext:value-type="error">
            <text:p>#NAME?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23.02.2020 22:53:48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Nováková, Lucie</text:p>
          </table:table-cell>
          <table:table-cell table:style-name="ce7" office:value-type="float" office:value="0.206467635883389" calcext:value-type="float">
            <text:p>0.206467635883389</text:p>
          </table:table-cell>
          <table:table-cell table:number-columns-repeated="1018"/>
        </table:table-row>
        <table:table-row table:style-name="ro2">
          <table:table-cell table:style-name="ce30" table:formula="of:=concat([.D37];[.E37])" office:value-type="string" office:string-value="" calcext:value-type="error">
            <text:p>#NAME?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23.02.2020 22:54:46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Nováková, Lucie</text:p>
          </table:table-cell>
          <table:table-cell table:style-name="ce7" office:value-type="float" office:value="0.20590037020343" calcext:value-type="float">
            <text:p>0.20590037020343</text:p>
          </table:table-cell>
          <table:table-cell table:number-columns-repeated="1018"/>
        </table:table-row>
        <table:table-row table:style-name="ro2">
          <table:table-cell table:style-name="ce30" table:formula="of:=concat([.D38];[.E38])" office:value-type="string" office:string-value="" calcext:value-type="error">
            <text:p>#NAME?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23.02.2020 22:55:10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Nováková, Lucie</text:p>
          </table:table-cell>
          <table:table-cell table:style-name="ce7" office:value-type="float" office:value="0.205943120316719" calcext:value-type="float">
            <text:p>0.205943120316719</text:p>
          </table:table-cell>
          <table:table-cell table:number-columns-repeated="1018"/>
        </table:table-row>
        <table:table-row table:style-name="ro2">
          <table:table-cell table:style-name="ce30" table:formula="of:=concat([.D39];[.E39])" office:value-type="string" office:string-value="" calcext:value-type="error">
            <text:p>#NAME?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24.02.2020 13:38:55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Toufar, Martin</text:p>
          </table:table-cell>
          <table:table-cell table:style-name="ce7" office:value-type="float" office:value="0.23706928824498" calcext:value-type="float">
            <text:p>0.23706928824498</text:p>
          </table:table-cell>
          <table:table-cell table:number-columns-repeated="1018"/>
        </table:table-row>
        <table:table-row table:style-name="ro2">
          <table:table-cell table:style-name="ce30" table:formula="of:=concat([.D40];[.E40])" office:value-type="string" office:string-value="" calcext:value-type="error">
            <text:p>#NAME?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24.02.2020 14:55:22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Bíl, Tomáš</text:p>
          </table:table-cell>
          <table:table-cell table:style-name="ce7" office:value-type="float" office:value="0.0991087417708246" calcext:value-type="float">
            <text:p>0.099108741770825</text:p>
          </table:table-cell>
          <table:table-cell table:number-columns-repeated="1018"/>
        </table:table-row>
        <table:table-row table:style-name="ro2">
          <table:table-cell table:style-name="ce30" table:formula="of:=concat([.D41];[.E41])" office:value-type="string" office:string-value="" calcext:value-type="error">
            <text:p>#NAME?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24.02.2020 18:46:13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919882001377559" calcext:value-type="float">
            <text:p>0.009198820013776</text:p>
          </table:table-cell>
          <table:table-cell table:number-columns-repeated="1018"/>
        </table:table-row>
        <table:table-row table:style-name="ro2">
          <table:table-cell table:style-name="ce30" table:formula="of:=concat([.D42];[.E42])" office:value-type="string" office:string-value="" calcext:value-type="error">
            <text:p>#NAME?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24.02.2020 21:30:13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43];[.E43])" office:value-type="string" office:string-value="" calcext:value-type="error">
            <text:p>#NAME?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24.02.2020 21:31:10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44];[.E44])" office:value-type="string" office:string-value="" calcext:value-type="error">
            <text:p>#NAME?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24.02.2020 21:32:52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45];[.E45])" office:value-type="string" office:string-value="" calcext:value-type="error">
            <text:p>#NAME?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24.02.2020 21:34:03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46];[.E46])" office:value-type="string" office:string-value="" calcext:value-type="error">
            <text:p>#NAME?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24.02.2020 21:34:46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47];[.E47])" office:value-type="string" office:string-value="" calcext:value-type="error">
            <text:p>#NAME?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24.02.2020 21:36:51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48];[.E48])" office:value-type="string" office:string-value="" calcext:value-type="error">
            <text:p>#NAME?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24.02.2020 21:37:35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49];[.E49])" office:value-type="string" office:string-value="" calcext:value-type="error">
            <text:p>#NAME?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24.02.2020 21:39:00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50];[.E50])" office:value-type="string" office:string-value="" calcext:value-type="error">
            <text:p>#NAME?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24.02.2020 21:40:30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51];[.E51])" office:value-type="string" office:string-value="" calcext:value-type="error">
            <text:p>#NAME?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24.02.2020 21:43:47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0308879392212726" calcext:value-type="float">
            <text:p>0.003088793922127</text:p>
          </table:table-cell>
          <table:table-cell table:number-columns-repeated="1018"/>
        </table:table-row>
        <table:table-row table:style-name="ro2">
          <table:table-cell table:style-name="ce30" table:formula="of:=concat([.D52];[.E52])" office:value-type="string" office:string-value="" calcext:value-type="error">
            <text:p>#NAME?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24.02.2020 21:45:55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176459434039471" calcext:value-type="float">
            <text:p>0.017645943403947</text:p>
          </table:table-cell>
          <table:table-cell table:number-columns-repeated="1018"/>
        </table:table-row>
        <table:table-row table:style-name="ro2">
          <table:table-cell table:style-name="ce30" table:formula="of:=concat([.D53];[.E53])" office:value-type="string" office:string-value="" calcext:value-type="error">
            <text:p>#NAME?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25.02.2020 09:27:24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176459434039471" calcext:value-type="float">
            <text:p>0.017645943403947</text:p>
          </table:table-cell>
          <table:table-cell table:number-columns-repeated="1018"/>
        </table:table-row>
        <table:table-row table:style-name="ro2">
          <table:table-cell table:style-name="ce30" table:formula="of:=concat([.D54];[.E54])" office:value-type="string" office:string-value="" calcext:value-type="error">
            <text:p>#NAME?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25.02.2020 11:38:10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176459434039471" calcext:value-type="float">
            <text:p>0.017645943403947</text:p>
          </table:table-cell>
          <table:table-cell table:number-columns-repeated="1018"/>
        </table:table-row>
        <table:table-row table:style-name="ro2">
          <table:table-cell table:style-name="ce30" table:formula="of:=concat([.D55];[.E55])" office:value-type="string" office:string-value="" calcext:value-type="error">
            <text:p>#NAME?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25.02.2020 11:45:12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139158571133483" calcext:value-type="float">
            <text:p>0.013915857113348</text:p>
          </table:table-cell>
          <table:table-cell table:number-columns-repeated="1018"/>
        </table:table-row>
        <table:table-row table:style-name="ro2">
          <table:table-cell table:style-name="ce30" table:formula="of:=concat([.D56];[.E56])" office:value-type="string" office:string-value="" calcext:value-type="error">
            <text:p>#NAME?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25.02.2020 11:54:02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109863107854309" calcext:value-type="float">
            <text:p>0.010986310785431</text:p>
          </table:table-cell>
          <table:table-cell table:number-columns-repeated="1018"/>
        </table:table-row>
        <table:table-row table:style-name="ro2">
          <table:table-cell table:style-name="ce30" table:formula="of:=concat([.D57];[.E57])" office:value-type="string" office:string-value="" calcext:value-type="error">
            <text:p>#NAME?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25.02.2020 11:57:48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294858290396029" calcext:value-type="float">
            <text:p>0.029485829039603</text:p>
          </table:table-cell>
          <table:table-cell table:number-columns-repeated="1018"/>
        </table:table-row>
        <table:table-row table:style-name="ro2">
          <table:table-cell table:style-name="ce30" table:formula="of:=concat([.D58];[.E58])" office:value-type="string" office:string-value="" calcext:value-type="error">
            <text:p>#NAME?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25.02.2020 12:00:10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294858290396029" calcext:value-type="float">
            <text:p>0.029485829039603</text:p>
          </table:table-cell>
          <table:table-cell table:number-columns-repeated="1018"/>
        </table:table-row>
        <table:table-row table:style-name="ro2">
          <table:table-cell table:style-name="ce30" table:formula="of:=concat([.D59];[.E59])" office:value-type="string" office:string-value="" calcext:value-type="error">
            <text:p>#NAME?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25.02.2020 12:09:09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Kuikka, Toni</text:p>
          </table:table-cell>
          <table:table-cell table:style-name="ce7" office:value-type="float" office:value="0.0947424272112966" calcext:value-type="float">
            <text:p>0.094742427211297</text:p>
          </table:table-cell>
          <table:table-cell table:number-columns-repeated="1018"/>
        </table:table-row>
        <table:table-row table:style-name="ro2" table:number-rows-repeated="939">
          <table:table-cell table:style-name="ce31"/>
          <table:table-cell table:number-columns-repeated="1023"/>
        </table:table-row>
        <table:table-row table:style-name="ro1" table:number-rows-repeated="10475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aderboard" style:display-name="PageStyle_leader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issions" style:display-name="PageStyle_submiss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25" meta:object-count="0"/>
    <meta:generator>LibreOfficeDev/6.0.5.2$Linux_X86_64 LibreOffice_project/</meta:generator>
  </office:meta>
</office:document-meta>
</file>